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3" table:default-cell-style-name="ce8"/>
        <table:table-column table:style-name="co3" table:default-cell-style-name="ce7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8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T, 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6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style-name="ce7"/>
          <table:table-cell table:style-name="ce8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, 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60 Ptitard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72 Tenta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73 Tentacruel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90 Kokiy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91 Krustabri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7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6 Hypotremp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8 Poissirè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19 Poissoroy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0 Star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21 Star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9 Magicarp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 ,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2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38 Amoni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40 Kabut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1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2" table:style-name="ce7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ekum</meta:initial-creator>
    <dc:creator>Dekum</dc:creator>
    <meta:creation-date>2022-06-25T07:22:25Z</meta:creation-date>
    <dc:date>2023-03-01T20:39:28Z</dc:date>
    <meta:editing-duration>PT0S</meta:editing-duration>
  </office:meta>
</office:document-meta>
</file>